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8.13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7.50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7.37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6cm" fo:min-width="10.42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98cm" fo:min-width="10.1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08cm" svg:height="2.54cm" svg:x="3.761cm" svg:y="2.905cm">
          <text:p text:style-name="P1">Iput (2)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985cm" svg:height="2.54cm" svg:x="2.845cm" svg:y="6.715cm">
          <text:p text:style-name="P1">Generate Sudoku (3)<text:line-break/>(if time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2.54cm" svg:x="3.761cm" svg:y="14.425cm">
          <text:p text:style-name="P1">Solver (1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985cm" svg:height="2.54cm" svg:x="2.745cm" svg:y="18.616cm">
          <text:p text:style-name="P1">Print Solved Sudoku (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54cm" svg:y="6.747cm">
          <text:p text:style-name="P1">Data storage? (1)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8.636cm" svg:height="2.54cm" svg:x="1.856cm" svg:y="10.471cm">
          <text:p text:style-name="P1">Print Sudoku (2)</text:p>
          <text:p text:style-name="P1">(2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174cm" svg:y1="13.011cm" svg:x2="6.301cm" svg:y2="14.425cm" draw:start-shape="id1" draw:start-glue-point="2" draw:end-shape="id2" draw:end-glue-point="0" svg:d="M6174 13011v707h127v707" svg:viewBox="0 0 128 1415">
          <text:p/>
        </draw:connector>
        <draw:connector draw:style-name="gr4" draw:text-style-name="P2" draw:layer="layout" svg:x1="6.301cm" svg:y1="5.445cm" svg:x2="6.337cm" svg:y2="6.715cm" draw:start-shape="id3" draw:start-glue-point="2" draw:end-shape="id4" draw:end-glue-point="0" svg:d="M6301 5445v635h36v635" svg:viewBox="0 0 37 1271">
          <text:p/>
        </draw:connector>
        <draw:connector draw:style-name="gr4" draw:text-style-name="P2" draw:layer="layout" svg:x1="6.337cm" svg:y1="9.255cm" svg:x2="6.174cm" svg:y2="10.471cm" draw:start-shape="id4" draw:start-glue-point="2" draw:end-shape="id1" draw:end-glue-point="0" svg:d="M6337 9255v608h-163v608" svg:viewBox="0 0 164 1217">
          <text:p/>
        </draw:connector>
        <draw:connector draw:style-name="gr4" draw:text-style-name="P2" draw:layer="layout" svg:x1="6.301cm" svg:y1="16.965cm" svg:x2="6.237cm" svg:y2="18.616cm" draw:start-shape="id2" draw:start-glue-point="2" draw:end-shape="id5" draw:end-glue-point="0" svg:d="M6301 16965v826h-64v825" svg:viewBox="0 0 65 1652">
          <text:p/>
        </draw:connector>
        <draw:frame draw:style-name="gr5" draw:text-style-name="P3" draw:layer="layout" svg:width="8.001cm" svg:height="7.361cm" svg:x="13.214cm" svg:y="9.795cm">
          <draw:text-box>
            <text:p>Int grid [9][9] = <text:line-break/>{0,0,0,0,0,0,0,0,0},</text:p>
            <text:p><text:span text:style-name="T1">{</text:span>0,0,0,0,0,0,0,0,0},</text:p>
            <text:p><text:span text:style-name="T1">{</text:span>0,0,0,0,0,0,0,0,0},</text:p>
            <text:p><text:span text:style-name="T1">{</text:span>0,0,0,0,0,0,0,0,0},</text:p>
            <text:p><text:span text:style-name="T1">{</text:span>0,0,0,0,0,0,0,0,0},</text:p>
            <text:p><text:span text:style-name="T1">{</text:span>0,0,0,0,0,0,0,0,0},</text:p>
            <text:p><text:span text:style-name="T1">{</text:span>0,0,0,0,0,0,0,0,0},</text:p>
            <text:p><text:span text:style-name="T1">{</text:span>0,0,0,0,0,0,0,0,0},</text:p>
            <text:p><text:span text:style-name="T1">{</text:span>0,0,0,0,0,0,0,0,0};</text:p>
          </draw:text-box>
        </draw:frame>
      </draw:page>
      <draw:page draw:name="page2" draw:style-name="dp1" draw:master-page-name="Default">
        <draw:custom-shape draw:style-name="gr6" draw:text-style-name="P1" xml:id="id6" draw:id="id6" draw:layer="layout" svg:width="8.001cm" svg:height="1.778cm" svg:x="3.35cm" svg:y="3.975cm">
          <text:p text:style-name="P1">FindEmptyPlac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38cm" svg:y1="1.74cm" svg:x2="7.35cm" svg:y2="3.975cm" draw:end-shape="id6" draw:end-glue-point="0" svg:d="M7380 1740v867h-30v1368" svg:viewBox="0 0 31 2236">
          <text:p/>
        </draw:connector>
        <draw:custom-shape draw:style-name="gr7" draw:text-style-name="P1" xml:id="id7" draw:id="id7" draw:layer="layout" svg:width="7.874cm" svg:height="1.778cm" svg:x="3.35cm" svg:y="7.658cm">
          <text:p text:style-name="P1">CheckNrPresentInRow</text:p>
          <text:p text:style-name="P1">→update possible values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7.874cm" svg:height="1.778cm" svg:x="3.35cm" svg:y="11.087cm">
          <text:p text:style-name="P1">CheckNrPresentInCol</text:p>
          <text:p text:style-name="P4">→update possible values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7.874cm" svg:height="1.778cm" svg:x="3.223cm" svg:y="15.024cm">
          <text:p text:style-name="P1">CheckNrPresentInGrid</text:p>
          <text:p text:style-name="P4">→update possible values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7.35cm" svg:y1="5.753cm" svg:x2="7.287cm" svg:y2="7.658cm" draw:start-shape="id6" draw:start-glue-point="2" draw:end-shape="id7" draw:end-glue-point="0" svg:d="M7350 5753v953h-63v952" svg:viewBox="0 0 64 1906">
          <text:p text:style-name="P1">IfEmptyCell</text:p>
        </draw:connector>
        <draw:connector draw:style-name="gr4" draw:text-style-name="P2" draw:layer="layout" svg:x1="7.287cm" svg:y1="9.436cm" svg:x2="7.287cm" svg:y2="11.087cm" draw:start-shape="id7" draw:start-glue-point="2" draw:end-shape="id8" draw:end-glue-point="0" svg:d="M7287 9436v1651" svg:viewBox="0 0 1 1652">
          <text:p/>
        </draw:connector>
        <draw:connector draw:style-name="gr4" draw:text-style-name="P2" draw:layer="layout" svg:x1="7.287cm" svg:y1="12.865cm" svg:x2="7.16cm" svg:y2="15.024cm" draw:start-shape="id8" draw:start-glue-point="2" draw:end-shape="id9" draw:end-glue-point="0" svg:d="M7287 12865v1080h-127v1079" svg:viewBox="0 0 128 2160">
          <text:p/>
        </draw:connector>
        <draw:custom-shape draw:style-name="gr9" draw:text-style-name="P1" xml:id="id10" draw:id="id10" draw:layer="layout" svg:width="10.922cm" svg:height="3.81cm" svg:x="3.096cm" svg:y="18.707cm">
          <text:p text:style-name="P1"/>
          <text:p text:style-name="P1">→set value</text:p>
          <text:p text:style-name="P1">→ update all cells with possible values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7.16cm" svg:y1="16.802cm" svg:x2="8.557cm" svg:y2="18.707cm" draw:start-shape="id9" draw:start-glue-point="2" draw:end-shape="id10" draw:end-glue-point="0" svg:d="M7160 16802v953h1397v952" svg:viewBox="0 0 1398 1906">
          <text:p text:style-name="P4">IfOnePossibleValue</text:p>
        </draw:connector>
        <draw:connector draw:style-name="gr4" draw:text-style-name="P2" draw:layer="layout" draw:line-skew="-1.912cm" svg:x1="3.096cm" svg:y1="20.612cm" svg:x2="3.35cm" svg:y2="4.864cm" draw:start-shape="id10" draw:start-glue-point="3" draw:end-shape="id6" draw:end-glue-point="3" svg:d="M3096 20612h-2413v-15748h2667" svg:viewBox="0 0 2668 15749">
          <text:p/>
        </draw:connector>
        <draw:custom-shape draw:style-name="gr10" draw:text-style-name="P1" xml:id="id11" draw:id="id11" draw:layer="layout" svg:width="10.668cm" svg:height="3.048cm" svg:x="12.494cm" svg:y="6.08cm">
          <text:p text:style-name="P1">GoToCellWithFewestAlternatives</text:p>
          <text:p text:style-name="P1">→ set one of the values</text:p>
          <text:p text:style-name="P1">→ update all cells possible values</text:p>
          <text:p text:style-name="P1">→ set pointer to new position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11.247cm" svg:x1="11.097cm" svg:y1="15.913cm" svg:x2="11.351cm" svg:y2="4.864cm" draw:start-shape="id9" draw:start-glue-point="1" draw:end-shape="id6" draw:end-glue-point="1" svg:d="M11097 15913h12001v-11049h-11747" svg:viewBox="0 0 12002 11050">
          <text:p text:style-name="P1">IfMultiplePossibleValues</text:p>
        </draw:connector>
        <draw:connector draw:style-name="gr8" draw:text-style-name="P2" draw:layer="layout" svg:x1="7.35cm" svg:y1="5.753cm" svg:x2="17.828cm" svg:y2="6.08cm" draw:start-shape="id6" draw:start-glue-point="2" draw:end-shape="id11" draw:end-glue-point="0" svg:d="M7350 5753v501h4572v-675h5906v501" svg:viewBox="0 0 10479 676">
          <text:p text:style-name="P1">IfNoEmptyCell</text:p>
        </draw:connector>
        <draw:connector draw:style-name="gr4" draw:text-style-name="P2" draw:layer="layout" svg:x1="17.828cm" svg:y1="9.128cm" svg:x2="11.224cm" svg:y2="8.547cm" draw:start-shape="id11" draw:start-glue-point="2" draw:end-shape="id7" draw:end-glue-point="1" svg:d="M17828 9128v501h-5969v-1082h-635" svg:viewBox="0 0 6605 1083">
          <text:p/>
        </draw:connector>
        <draw:connector draw:style-name="gr4" draw:text-style-name="P2" draw:layer="layout" svg:x1="17.828cm" svg:y1="9.128cm" svg:x2="11.224cm" svg:y2="11.976cm" draw:start-shape="id11" draw:start-glue-point="2" draw:end-shape="id8" draw:end-glue-point="1" svg:d="M17828 9128v2848h-6604" svg:viewBox="0 0 6605 2849">
          <text:p/>
        </draw:connector>
        <draw:connector draw:style-name="gr4" draw:text-style-name="P2" draw:layer="layout" draw:line-skew="2.159cm" svg:x1="17.828cm" svg:y1="9.128cm" svg:x2="7.16cm" svg:y2="15.024cm" draw:start-shape="id11" draw:start-glue-point="2" draw:end-shape="id9" draw:end-glue-point="0" svg:d="M17828 9128v5107h-10668v789" svg:viewBox="0 0 10669 58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16:09.756363136</meta:creation-date>
    <dc:date>2021-10-06T17:25:28.372418673</dc:date>
    <meta:editing-duration>PT2H55M19S</meta:editing-duration>
    <meta:editing-cycles>3</meta:editing-cycles>
    <meta:generator>LibreOffice/6.4.7.2$Linux_X86_64 LibreOffice_project/40$Build-2</meta:generator>
    <meta:document-statistic meta:object-count="28"/>
  </office:meta>
</office:document-meta>
</file>